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officeooo:rsid="00570a8c" officeooo:paragraph-rsid="00570a8c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fo:language="de" fo:country="DE" officeooo:rsid="00a77484" officeooo:paragraph-rsid="00a77484"/>
    </style:style>
    <style:style style:name="P28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officeooo:rsid="009612ac"/>
    </style:style>
    <style:style style:name="T62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63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64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65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66" style:family="text">
      <style:text-properties officeooo:rsid="00aa9d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Ziel</text:h>
      <text:p text:style-name="P1">Sprachlehrer-Webseite für mich</text:p>
      <text:h text:style-name="P28" text:outline-level="1">Schritte</text:h>
      <text:p text:style-name="P22"/>
      <text:p text:style-name="P24"><text:span text:style-name="T32">C</text:span><text:span text:style-name="T31">reate login function on Client &amp; Server</text:span></text:p>
      <text:p text:style-name="P27">Edit-Funktion für Vokabeln<text:line-break/><text:span text:style-name="T66">-Add button</text:span></text:p>
      <text:p text:style-name="P27"/>
      <text:p text:style-name="P27"/>
      <text:p text:style-name="P27"/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62">input</text:span><text:span text:style-name="T63"> </text:span><text:span text:style-name="T64">type</text:span><text:span text:style-name="T63">=</text:span><text:span text:style-name="T65">"checkbox"</text:span><text:span text:style-name="T63"> </text:span><text:span text:style-name="T64">:value</text:span><text:span text:style-name="T63">="</text:span><text:span text:style-name="T64">vocab</text:span><text:span text:style-name="T63">.</text:span><text:span text:style-name="T64">german</text:span><text:span text:style-name="T63">" </text:span><text:span text:style-name="T64">v-model</text:span><text:span text:style-name="T63">="</text:span><text:span text:style-name="T64">selected</text:span><text:span text:style-name="T63">"<text:line-break/></text:span><text:span text:style-name="T61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</text:span><text:soft-page-break/><text:span text:style-name="T61"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<text:soft-pag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</text:span><text:soft-page-break/><text:span text:style-name="T10"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06T13:39:23.195000000</dc:date>
    <meta:editing-duration>P27DT4H59M38S</meta:editing-duration>
    <meta:editing-cycles>149</meta:editing-cycles>
    <meta:document-statistic meta:table-count="0" meta:image-count="0" meta:object-count="0" meta:page-count="4" meta:paragraph-count="30" meta:word-count="631" meta:character-count="4791" meta:non-whitespace-character-count="3774"/>
  </office:meta>
</office:document-meta>
</file>